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color="#0000cc" style:font-name="Courier" fo:font-size="10pt" officeooo:rsid="001a7f67" officeooo:paragraph-rsid="001a7f67" style:font-size-asian="10pt" style:font-size-complex="10pt"/>
    </style:style>
    <style:style style:name="P2" style:family="paragraph" style:parent-style-name="Text_20_body">
      <style:text-properties fo:color="#0000cc" style:font-name="Courier" fo:font-size="10pt" officeooo:rsid="001b1ca7" officeooo:paragraph-rsid="001b1ca7" style:font-size-asian="10pt" style:font-size-complex="10pt"/>
    </style:style>
    <style:style style:name="P3" style:family="paragraph" style:parent-style-name="Text_20_body">
      <style:text-properties fo:color="#0000cc" style:font-name="Courier" fo:font-size="10pt" fo:font-weight="bold" officeooo:rsid="001a7f67" officeooo:paragraph-rsid="001a7f67" style:font-size-asian="10pt" style:font-weight-asian="bold" style:font-size-complex="10pt" style:font-weight-complex="bold"/>
    </style:style>
    <style:style style:name="P4" style:family="paragraph" style:parent-style-name="Text_20_body">
      <style:text-properties fo:color="#0000cc" style:font-name="Courier" fo:font-size="10pt" fo:font-weight="bold" officeooo:rsid="001b1ca7" officeooo:paragraph-rsid="001b1ca7" style:font-size-asian="10pt" style:font-weight-asian="bold" style:font-size-complex="10pt" style:font-weight-complex="bold"/>
    </style:style>
    <style:style style:name="P5" style:family="paragraph" style:parent-style-name="Text_20_body">
      <style:text-properties fo:color="#0000cc" style:font-name="Courier" fo:font-size="10pt" fo:font-weight="bold" officeooo:rsid="001bf860" officeooo:paragraph-rsid="001bf860" style:font-size-asian="10pt" style:font-weight-asian="bold" style:font-size-complex="10pt" style:font-weight-complex="bold"/>
    </style:style>
    <style:style style:name="P6" style:family="paragraph" style:parent-style-name="Text_20_body">
      <style:text-properties officeooo:paragraph-rsid="001b1ca7"/>
    </style:style>
    <style:style style:name="P7" style:family="paragraph" style:parent-style-name="Text_20_body">
      <style:text-properties officeooo:paragraph-rsid="001bf860"/>
    </style:style>
    <style:style style:name="P8" style:family="paragraph" style:parent-style-name="Text_20_body">
      <style:text-properties fo:font-weight="bold" officeooo:paragraph-rsid="001b1ca7" style:font-weight-asian="bold" style:font-weight-complex="bold"/>
    </style:style>
    <style:style style:name="P9" style:family="paragraph" style:parent-style-name="Text_20_body">
      <style:text-properties fo:font-weight="bold" officeooo:paragraph-rsid="001bf860" style:font-weight-asian="bold" style:font-weight-complex="bold"/>
    </style:style>
    <style:style style:name="P10" style:family="paragraph" style:parent-style-name="Text_20_body">
      <style:text-properties fo:color="#000000" style:font-name="Liberation Serif1" fo:font-size="12pt" fo:font-weight="normal" officeooo:rsid="001b1ca7" officeooo:paragraph-rsid="001b1ca7" style:font-size-asian="12pt" style:font-weight-asian="normal" style:font-size-complex="12pt" style:font-weight-complex="normal"/>
    </style:style>
    <style:style style:name="P11" style:family="paragraph" style:parent-style-name="Text_20_body">
      <style:paragraph-properties fo:break-before="page"/>
    </style:style>
    <style:style style:name="T1" style:family="text">
      <style:text-properties fo:font-weight="bold" style:font-weight-asian="bold" style:font-weight-complex="bold"/>
    </style:style>
    <style:style style:name="T2" style:family="text">
      <style:text-properties fo:color="#0000cc" style:font-name="Courier" fo:font-size="10pt" officeooo:rsid="001b1ca7" style:font-size-asian="10pt" style:font-size-complex="10pt"/>
    </style:style>
    <style:style style:name="T3" style:family="text">
      <style:text-properties fo:color="#0000cc" style:font-name="Courier" fo:font-size="10pt" officeooo:rsid="001bf860" style:font-size-asian="10pt" style:font-size-complex="10pt"/>
    </style:style>
    <style:style style:name="T4" style:family="text">
      <style:text-properties fo:color="#0000cc" style:font-name="Courier" fo:font-size="10pt" fo:font-weight="bold" officeooo:rsid="001b1ca7" style:font-size-asian="10pt" style:font-weight-asian="bold" style:font-size-complex="10pt" style:font-weight-complex="bold"/>
    </style:style>
    <style:style style:name="T5" style:family="text">
      <style:text-properties fo:font-size="14pt" style:font-size-asian="14pt" style:font-size-complex="14pt"/>
    </style:style>
    <style:style style:name="T6" style:family="text">
      <style:text-properties fo:color="#000000" style:font-name="Courier" fo:font-size="10pt" officeooo:rsid="001b1ca7" style:font-size-asian="10pt" style:font-size-complex="10pt"/>
    </style:style>
    <style:style style:name="T7" style:family="text">
      <style:text-properties fo:color="#ff0000"/>
    </style:style>
    <style:style style:name="T8" style:family="text">
      <style:text-properties fo:color="#ff0000" style:font-name="Courier" fo:font-size="10pt" officeooo:rsid="001b1ca7" style:font-size-asian="10pt" style:font-size-complex="10pt"/>
    </style:style>
    <style:style style:name="T9" style:family="text">
      <style:text-properties fo:color="#ff0000" style:font-name="Courier" fo:font-size="10pt" fo:font-weight="bold" officeooo:rsid="001b1ca7" style:font-size-asian="10pt" style:font-weight-asian="bold" style:font-size-complex="10pt" style:font-weight-complex="bold"/>
    </style:style>
    <style:style style:name="T10" style:family="text">
      <style:text-properties fo:color="#ff0000" fo:font-weight="bold" style:font-weight-asian="bold" style:font-weight-complex="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apply-filter="true" form:method="post" form:control-implementation="ooo:com.sun.star.form.component.Form" office:target-frame="" xlink:href="http://www.oracledistilled.com/wp-comments-post.php" xlink:type="simple">
          <form:properties>
            <form:property form:property-name="PropertyChangeNotificationEnabled" office:value-type="boolean" office:boolean-value="true"/>
          </form:properties>
        </form:form>
        <form:form form:apply-filter="true" form:method="post" form:control-implementation="ooo:com.sun.star.form.component.Form" office:target-frame="" xlink:href="http://www.oracledistilled.com/wp-comments-post.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nvert a Physical Standby Database into a Snapshot Standby Database</text:h>
      <text:p text:style-name="Text_20_body">Oracle Database 11g introduced the Snapshot Standby feature in Data Guard. Using this feature you can use your physical standby database to temporary process transactions. If you have a need to test out application fixes or new functionality you can leverage your physical standby while still protecting the primary database.<text:line-break/><text:bookmark text:name="more-868"/><text:line-break/>A Snapshot Standby database still receives redo data from the primary but it does not apply the redo data until after it converted back to a physical standby. Keep in mind that a snapshot standby database cannot be the target of a switchover or failover. A snapshot must be converted back to a physical standby prior to performing a role transition. Flashback Database technology is used in the conversion process so the Fast (Flash) Recovery area must be configured.</text:p>
      <text:p text:style-name="Text_20_body">This document will detail the steps to manually convert a physical standby to a snapshot standby.</text:p>
      <text:p text:style-name="Text_20_body"><text:span text:style-name="Strong_20_Emphasis"><text:span text:style-name="T5">Convert the Physical Standby Database into a Snapshot Standby Database</text:span></text:span></text:p>
      <text:p text:style-name="Text_20_body">On the standby database stop redo apply.</text:p>
      <text:p text:style-name="P3">SQL&gt; <text:span text:style-name="T7">alter database recover managed standby database cancel;</text:span></text:p>
      <text:p text:style-name="P3">Database altered.</text:p>
      <text:p text:style-name="P3">SQL&gt; </text:p>
      <text:p text:style-name="P1"/>
      <text:p text:style-name="Text_20_body">Next convert the standby database to a snapshot standby.</text:p>
      <text:p text:style-name="P3">SQL&gt; <text:span text:style-name="T7">alter database convert to snapshot standby;</text:span></text:p>
      <text:p text:style-name="P3">Database altered.</text:p>
      <text:p text:style-name="P3">SQL&gt; </text:p>
      <text:p text:style-name="P1"/>
      <text:p text:style-name="Text_20_body">Once the conversion is complete all that is left is to open the database.</text:p>
      <text:p text:style-name="P3">SQL&gt; <text:span text:style-name="T7">alter database open;</text:span></text:p>
      <text:p text:style-name="P3">Database altered.</text:p>
      <text:p text:style-name="P3">SQL&gt; </text:p>
      <text:p text:style-name="P1"/>
      <text:p text:style-name="Text_20_body">You can verify the role change by querying the DATABASE_ROLE from V$DATABASE. </text:p>
      <text:p text:style-name="P2">S<text:span text:style-name="T1">QL&gt; </text:span><text:span text:style-name="T10">select database_role from v$database;</text:span></text:p>
      <text:p text:style-name="P4">DATABASE_ROLE</text:p>
      <text:p text:style-name="P4">----------------</text:p>
      <text:p text:style-name="P4">SNAPSHOT STANDBY</text:p>
      <text:p text:style-name="P4"><text:soft-page-break/>SQL&gt; </text:p>
      <text:p text:style-name="P2"/>
      <text:p text:style-name="Text_20_body">While the standby is in snapshot standby mode you are free to run transactions against the snapshot standby. </text:p>
      <text:p text:style-name="Text_20_body">While the standby is in snapshot mode it still continues to receive redo data from the primary but it does not apply the redo data. You verify the transport by switching logs on the primary and looking at the alert log on the standby. </text:p>
      <text:p text:style-name="P8"><text:span text:style-name="T2">Thu Jun 17 11:15:41 2010</text:span></text:p>
      <text:p text:style-name="P4">RFS[6]: Selected log 5 for thread 1 sequence 981 dbid 459961910 branch 719914169</text:p>
      <text:p text:style-name="P4">Thu Jun 17 11:15:41 2010</text:p>
      <text:p text:style-name="P4">Archived Log entry 1513 added for thread 1 sequence 980 ID 0x1b7c5492 dest 2:</text:p>
      <text:p text:style-name="P4">RFS[6]: Selected log 4 for thread 1 sequence 982 dbid 459961910 branch 719914169</text:p>
      <text:p text:style-name="P4">Thu Jun 17 11:15:42 2010</text:p>
      <text:p text:style-name="P2"/>
      <text:p text:style-name="Text_20_body">When the standby was converted to a snapshot a guaranteed restore point was created. You can see this in the alert log for the standby. </text:p>
      <text:p text:style-name="P6"><text:span text:style-name="T2">T</text:span><text:span text:style-name="T4">hu Jun 17 09:44:44 2010</text:span></text:p>
      <text:p text:style-name="P4">RVWR started with pid=30, OS id=9171</text:p>
      <text:p text:style-name="P4">Allocated 3981120 bytes in shared pool for flashback generation buffer</text:p>
      <text:p text:style-name="P4">Created guaranteed restore point SNAPSHOT_STANDBY_REQUIRED_06/17/2010 09:44:44</text:p>
      <text:p text:style-name="P4">krsv_proc_kill: Killing 3 processes (all RFS)</text:p>
      <text:p text:style-name="P4">Begin: Standby Redo Logfile archival</text:p>
      <text:p text:style-name="P4">End: Standby Redo Logfile archival</text:p>
      <text:p text:style-name="P2"/>
      <text:p text:style-name="Text_20_body">When the snapshot standby is converted back into a physical standby this restore point will be used to flashback the standby to its original state prior to the conversion. If any operation is performed on the snapshot that cannot be reversed with Flashback Database will prevent the snapshot standby from being converted back to a physical standby.</text:p>
      <text:p text:style-name="Text_20_body"><text:span text:style-name="Strong_20_Emphasis"/></text:p>
      <text:p text:style-name="P11"><text:span text:style-name="Strong_20_Emphasis"><text:span text:style-name="T5">Convert the Snapshot Standby Database back to a Physical Standby Database</text:span></text:span></text:p>
      <text:p text:style-name="Text_20_body">Shutdown the snapshot standby database and bring it back up in the mount state.</text:p>
      <text:p text:style-name="P8"><text:span text:style-name="T2">SQL&gt; </text:span><text:span text:style-name="T8">shutdown immediate</text:span></text:p>
      <text:p text:style-name="P4">Database closed.</text:p>
      <text:p text:style-name="P4">Database dismounted.</text:p>
      <text:p text:style-name="P4">ORACLE instance shut down.</text:p>
      <text:p text:style-name="P4">SQL&gt; <text:span text:style-name="T7">startup mount</text:span> </text:p>
      <text:p text:style-name="P4">ORACLE instance started.</text:p>
      <text:p text:style-name="P4">Total System Global Area  830930944 bytes</text:p>
      <text:p text:style-name="P4">Fixed Size                  2217912 bytes</text:p>
      <text:p text:style-name="P4">Variable Size             603981896 bytes</text:p>
      <text:p text:style-name="P4">Database Buffers          222298112 bytes</text:p>
      <text:p text:style-name="P4">Redo Buffers                2433024 bytes</text:p>
      <text:p text:style-name="P4">Database mounted.</text:p>
      <text:p text:style-name="P4">SQL&gt; </text:p>
      <text:p text:style-name="P10">Next convert the snapshot to a physical standby.</text:p>
      <text:p text:style-name="P4">SQL&gt; <text:span text:style-name="T7">alter database convert to physical standby;</text:span></text:p>
      <text:p text:style-name="P4">Database altered.</text:p>
      <text:p text:style-name="P4">SQL&gt;</text:p>
      <text:p text:style-name="P4"/>
      <text:p text:style-name="Text_20_body">In the standby alert log you can see that Flashback restore completed and the restore point was dropped.</text:p>
      <text:p text:style-name="P8"><text:span text:style-name="T2">Thu Jun 17 11:48:29 2010</text:span></text:p>
      <text:p text:style-name="P4">alter database convert to physical standby</text:p>
      <text:p text:style-name="P4">ALTER DATABASE CONVERT TO PHYSICAL STANDBY (standby)</text:p>
      <text:p text:style-name="P4">krsv_proc_kill: Killing 4 processes (all RFS)</text:p>
      <text:p text:style-name="P4">Flashback Restore Start</text:p>
      <text:p text:style-name="P4">Flashback Restore Complete</text:p>
      <text:p text:style-name="P4">Stopping background process RVWR</text:p>
      <text:p text:style-name="P4">Deleted Oracle managed file /u01/app/flash_recovery_area/STANDBY/flashback/o1_mf_61nf6w8g_.flb</text:p>
      <text:p text:style-name="P4">Deleted Oracle managed file /u01/app/flash_recovery_area/STANDBY/flashback/o1_mf_61ngk05r_.flb</text:p>
      <text:p text:style-name="P4">Guaranteed restore point  dropped</text:p>
      <text:p text:style-name="P4"><text:soft-page-break/>Clearing standby activation ID 461943091 (0x1b88b133)</text:p>
      <text:p text:style-name="P4">The primary database controlfile was created using the</text:p>
      <text:p text:style-name="P4">'MAXLOGFILES 16' clause.</text:p>
      <text:p text:style-name="P4">There is space for up to 13 standby redo logfiles</text:p>
      <text:p text:style-name="P4">Use the following SQL commands on the standby database to create</text:p>
      <text:p text:style-name="P4">standby redo logfiles that match the primary database:</text:p>
      <text:p text:style-name="P4">ALTER DATABASE ADD STANDBY LOGFILE 'srl1.f' SIZE 52428800;</text:p>
      <text:p text:style-name="P4">ALTER DATABASE ADD STANDBY LOGFILE 'srl2.f' SIZE 52428800;</text:p>
      <text:p text:style-name="P4">ALTER DATABASE ADD STANDBY LOGFILE 'srl3.f' SIZE 52428800;</text:p>
      <text:p text:style-name="P4">ALTER DATABASE ADD STANDBY LOGFILE 'srl4.f' SIZE 52428800;</text:p>
      <text:p text:style-name="P8"><text:span text:style-name="T2">Completed: alter database convert to physical standby</text:span></text:p>
      <text:p text:style-name="P8"><text:span text:style-name="T2"/></text:p>
      <text:p text:style-name="Text_20_body">Shutdown the database and bring it back to the mount state.</text:p>
      <text:p text:style-name="P6"><text:span text:style-name="T2">S</text:span><text:span text:style-name="T4">QL&gt; </text:span><text:span text:style-name="T9">shutdown immediate</text:span></text:p>
      <text:p text:style-name="P4">ORA-01507: database not mounted</text:p>
      <text:p text:style-name="P4">ORACLE instance shut down.</text:p>
      <text:p text:style-name="P4">SQL&gt; <text:span text:style-name="T7">startup mount;</text:span></text:p>
      <text:p text:style-name="P4">ORACLE instance started.</text:p>
      <text:p text:style-name="P4">Total System Global Area  830930944 bytes</text:p>
      <text:p text:style-name="P4">Fixed Size                  2217912 bytes</text:p>
      <text:p text:style-name="P4">Variable Size             603981896 bytes</text:p>
      <text:p text:style-name="P4">Database Buffers          222298112 bytes</text:p>
      <text:p text:style-name="P4">Redo Buffers                2433024 bytes</text:p>
      <text:p text:style-name="P4">Database mounted.</text:p>
      <text:p text:style-name="P4">SQL&gt; </text:p>
      <text:p text:style-name="P2"/>
      <text:p text:style-name="Text_20_body">If you take a look in the alert log you will see that the archive logs shipped when the standby was a snapshot standby are now applied.</text:p>
      <text:p text:style-name="P9"><text:span text:style-name="T3">Media Recovery Log /u01/app/oracle/oradata/standby/arch/1_970_719914169.dbf</text:span></text:p>
      <text:p text:style-name="P5">Media Recovery Log /u01/app/oracle/product/11.2.0/dbhome_1/dbs/arch1_971_719914169.dbf</text:p>
      <text:p text:style-name="P5">Media Recovery Log /u01/app/oracle/product/11.2.0/dbhome_1/dbs/arch1_972_719914169.dbf</text:p>
      <text:p text:style-name="P5">Media Recovery Log /u01/app/oracle/oradata/standby/arch/1_973_719914169.dbf</text:p>
      <text:p text:style-name="P5"><text:soft-page-break/>Media Recovery Log /u01/app/oracle/product/11.2.0/dbhome_1/dbs/arch1_974_719914169.dbf</text:p>
      <text:p text:style-name="P5">Media Recovery Log /u01/app/oracle/product/11.2.0/dbhome_1/dbs/arch1_975_719914169.dbf</text:p>
      <text:p text:style-name="P5">Media Recovery Log /u01/app/oracle/product/11.2.0/dbhome_1/dbs/arch1_976_719914169.dbf</text:p>
      <text:p text:style-name="P5">Media Recovery Log /u01/app/oracle/oradata/standby/arch/1_977_719914169.dbf</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9T16:42:21.634864813</meta:creation-date>
    <dc:date>2017-01-19T17:00:25.566827366</dc:date>
    <meta:editing-duration>PT18M3S</meta:editing-duration>
    <meta:editing-cycles>5</meta:editing-cycles>
    <meta:generator>LibreOffice/5.2.4.2.1$Linux_X86_64 LibreOffice_project/20m0$Build-2</meta:generator>
    <meta:document-statistic meta:table-count="0" meta:image-count="0" meta:object-count="0" meta:page-count="5" meta:paragraph-count="102" meta:word-count="835" meta:character-count="6002" meta:non-whitespace-character-count="5148"/>
  </office:meta>
</office:document-meta>
</file>